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4ee" officeooo:paragraph-rsid="00151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)</text:p>
      <text:p text:style-name="P1"><text:tab/>In this case, the best option would be to use an ASIC, due to the complexity of the algorithm. An ASIC would creat a balance between the unit cost and the NRE values, while an ASSP could increase the unit cost a lot while not decreasing the NRE valu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3:29:23.417000000</meta:creation-date>
    <dc:date>2019-11-21T13:34:36.910000000</dc:date>
    <meta:editing-duration>PT5M13S</meta:editing-duration>
    <meta:editing-cycles>1</meta:editing-cycles>
    <meta:document-statistic meta:table-count="0" meta:image-count="0" meta:object-count="0" meta:page-count="1" meta:paragraph-count="2" meta:word-count="50" meta:character-count="255" meta:non-whitespace-character-count="205"/>
    <meta:generator>LibreOffice/6.3.2.2$Windows_X86_64 LibreOffice_project/98b30e735bda24bc04ab42594c85f7fd8be07b9c</meta:generator>
  </office:meta>
</office:document-meta>
</file>